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0.0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189.6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10103" style:text-outline="false" style:text-line-through-style="none" style:text-line-through-type="none" style:font-name="Roboto" fo:font-size="15pt" fo:font-style="italic" fo:text-shadow="none" style:text-underline-style="none" fo:font-weight="normal" style:font-size-asian="15pt" style:font-style-asian="italic" style:font-weight-asian="normal" style:font-name-complex="Roboto" style:font-size-complex="15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lub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nchorage-running-club/" xlink:type="simple">Anchorage Running Club</text:a></text:p>
          </table:table-cell>
          <table:table-cell table:style-name="ce3" office:value-type="string" calcext:value-type="string">
            <text:p>Anchorage, AK - 99524-3362</text:p>
          </table:table-cell>
          <table:table-cell table:style-name="ce4" office:value-type="string" calcext:value-type="string">
            <text:p>melanie@ancrun.or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running-club-north/" xlink:type="simple">Running Club North</text:a></text:p>
          </table:table-cell>
          <table:table-cell table:style-name="ce3" office:value-type="string" calcext:value-type="string">
            <text:p>Fairbanks, AK - 99708-4237</text:p>
          </table:table-cell>
          <table:table-cell table:style-name="ce4" office:value-type="string" calcext:value-type="string">
            <text:p>rtstrandberg@alaska.ed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kachemak-bay-running-club/" xlink:type="simple">Kachemak Bay Running Club</text:a></text:p>
          </table:table-cell>
          <table:table-cell table:style-name="ce3" office:value-type="string" calcext:value-type="string">
            <text:p>Homer, AK - 99603-3705</text:p>
          </table:table-cell>
          <table:table-cell table:style-name="ce4" office:value-type="string" calcext:value-type="string">
            <text:p>northwiest@gmail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juneau-trail-road-runners/" xlink:type="simple">Juneau Trail &amp; Road Runners</text:a></text:p>
          </table:table-cell>
          <table:table-cell table:style-name="ce3" office:value-type="string" calcext:value-type="string">
            <text:p>Juneau, AK - 99802-2203</text:p>
          </table:table-cell>
          <table:table-cell table:style-name="ce4" office:value-type="string" calcext:value-type="string">
            <text:p>juneautrailroadr@gmail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matsu-running-club/" xlink:type="simple">MatSu Running Club</text:a></text:p>
          </table:table-cell>
          <table:table-cell table:style-name="ce3" office:value-type="string" calcext:value-type="string">
            <text:p>Palmer, AK - 99645</text:p>
          </table:table-cell>
          <table:table-cell table:style-name="ce4" office:value-type="string" calcext:value-type="string">
            <text:p>knopp@mtaonline.n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nniston-runners-club/" xlink:type="simple">Anniston Runners Club</text:a></text:p>
          </table:table-cell>
          <table:table-cell table:style-name="ce3" office:value-type="string" calcext:value-type="string">
            <text:p>Anniston, AL - 36202-2022</text:p>
          </table:table-cell>
          <table:table-cell table:style-name="ce4" office:value-type="string" calcext:value-type="string">
            <text:p>treasurer@annistonrunners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walk-jog-run-club/" xlink:type="simple">Walk Jog Run Club/Civil Rights Race Series</text:a></text:p>
          </table:table-cell>
          <table:table-cell table:style-name="ce3" office:value-type="string" calcext:value-type="string">
            <text:p>Anniston, AL - 36202-1481</text:p>
          </table:table-cell>
          <table:table-cell table:style-name="ce4" office:value-type="string" calcext:value-type="string">
            <text:p>raynard@wjrclub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uburn-opelika-running-and-track-association/" xlink:type="simple">Auburn-Opelika Running and Track Association</text:a></text:p>
          </table:table-cell>
          <table:table-cell table:style-name="ce3" office:value-type="string" calcext:value-type="string">
            <text:p>Auburn, AL - 36831-0975</text:p>
          </table:table-cell>
          <table:table-cell table:style-name="ce5" office:value-type="string" calcext:value-type="string">
            <text:p><text:a xlink:href="mailto:aortatreasurer@gmail.com" xlink:type="simple">aortatreasurer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birmingham-track-club/" xlink:type="simple">Birmingham Track Club</text:a></text:p>
          </table:table-cell>
          <table:table-cell table:style-name="ce3" office:value-type="string" calcext:value-type="string">
            <text:p>Birmingham, AL - 35253-0363</text:p>
          </table:table-cell>
          <table:table-cell table:style-name="ce6" office:value-type="string" calcext:value-type="string">
            <text:p><text:a xlink:href="mailto:treasurer@birminghamtrackclub.com" xlink:type="simple">treasurer@birminghamtrackclub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bay-area-runners/" xlink:type="simple">Bay Area Runners</text:a></text:p>
          </table:table-cell>
          <table:table-cell table:style-name="ce3" office:value-type="string" calcext:value-type="string">
            <text:p>Daphne, AL - 36526-2161</text:p>
          </table:table-cell>
          <table:table-cell table:style-name="ce6" office:value-type="string" calcext:value-type="string">
            <text:p><text:a xlink:href="mailto:swilder@bcbe.org" xlink:type="simple">swilder@bcbe.org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river-city-runners/" xlink:type="simple">River City Runners</text:a></text:p>
          </table:table-cell>
          <table:table-cell table:style-name="ce3" office:value-type="string" calcext:value-type="string">
            <text:p>Decatur, AL - 35602-2343</text:p>
          </table:table-cell>
          <table:table-cell table:style-name="ce6" office:value-type="string" calcext:value-type="string">
            <text:p><text:a xlink:href="mailto:jklca5@att.net" xlink:type="simple">jklca5@att.net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dipsea-race-foundation/" xlink:type="simple">Dipsea Race Foundation</text:a></text:p>
          </table:table-cell>
          <table:table-cell table:style-name="ce3" office:value-type="string" calcext:value-type="string">
            <text:p>Mill Valley, AL - 94942</text:p>
          </table:table-cell>
          <table:table-cell table:style-name="ce6" office:value-type="string" calcext:value-type="string">
            <text:p><text:a xlink:href="mailto:monikafarrar@icloud.com" xlink:type="simple">monikafarrar@icloud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huntsville-track-club/" xlink:type="simple">Huntsville Track Club</text:a></text:p>
          </table:table-cell>
          <table:table-cell table:style-name="ce3" office:value-type="string" calcext:value-type="string">
            <text:p>Huntsville, AL - 35802-1600</text:p>
          </table:table-cell>
          <table:table-cell table:style-name="ce4" office:value-type="string" calcext:value-type="string">
            <text:p>membership@huntsvilletrackclub.or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lower-alabama-fleet-feet-run-club/" xlink:type="simple">Lower Alabama Fleet Feet Run Club</text:a></text:p>
          </table:table-cell>
          <table:table-cell table:style-name="ce3" office:value-type="string" calcext:value-type="string">
            <text:p>Orange Beach, AL - 36561-7584</text:p>
          </table:table-cell>
          <table:table-cell table:style-name="ce6" office:value-type="string" calcext:value-type="string">
            <text:p><text:a xlink:href="mailto:laffrunclub@gmail.com" xlink:type="simple">laffrunclub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tuscaloosa-track-club/" xlink:type="simple">Tuscaloosa Track Club</text:a></text:p>
          </table:table-cell>
          <table:table-cell table:style-name="ce3" office:value-type="string" calcext:value-type="string">
            <text:p>Tuscaloosa, AL - 35402</text:p>
          </table:table-cell>
          <table:table-cell table:style-name="ce6" office:value-type="string" calcext:value-type="string">
            <text:p><text:a xlink:href="mailto:tammydensonpls@bellsouth.net" xlink:type="simple">tammydensonpls@bellsouth.net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rkadelphia-running-club/" xlink:type="simple">Arkadelphia Running Club</text:a></text:p>
          </table:table-cell>
          <table:table-cell table:style-name="ce3" office:value-type="string" calcext:value-type="string">
            <text:p>Arkadelphia, AR - 71923-6636</text:p>
          </table:table-cell>
          <table:table-cell table:style-name="ce4" office:value-type="string" calcext:value-type="string">
            <text:p>hdnicole@yahoo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cabot-country-cruisers/" xlink:type="simple">Cabot Country Cruisers</text:a></text:p>
          </table:table-cell>
          <table:table-cell table:style-name="ce3" office:value-type="string" calcext:value-type="string">
            <text:p>Austin, AR - 72007</text:p>
          </table:table-cell>
          <table:table-cell table:style-name="ce6" office:value-type="string" calcext:value-type="string">
            <text:p><text:a xlink:href="mailto:cabotcountrycruisers@gmail.com" xlink:type="simple">cabotcountrycruisers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saline-county-striders/" xlink:type="simple">Saline County Striders</text:a></text:p>
          </table:table-cell>
          <table:table-cell table:style-name="ce3" office:value-type="string" calcext:value-type="string">
            <text:p>Benton, AR - 72018-0866</text:p>
          </table:table-cell>
          <table:table-cell table:style-name="ce6" office:value-type="string" calcext:value-type="string">
            <text:p><text:a xlink:href="mailto:chris.blu.hall@gmail.com" xlink:type="simple">chris.blu.hall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conway-running-club/" xlink:type="simple">Conway Running Club</text:a></text:p>
          </table:table-cell>
          <table:table-cell table:style-name="ce3" office:value-type="string" calcext:value-type="string">
            <text:p>Conway, AR - 72034-6028</text:p>
          </table:table-cell>
          <table:table-cell table:style-name="ce6" office:value-type="string" calcext:value-type="string">
            <text:p><text:a xlink:href="mailto:harris_mark_a@icloud.com" xlink:type="simple">harris_mark_a@icloud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women-run-arkansas/" xlink:type="simple">Women Run Arkansas</text:a></text:p>
          </table:table-cell>
          <table:table-cell table:style-name="ce3" office:value-type="string" calcext:value-type="string">
            <text:p>Conway, AR - 72033</text:p>
          </table:table-cell>
          <table:table-cell table:style-name="ce6" office:value-type="string" calcext:value-type="string">
            <text:p><text:a xlink:href="mailto:jujub75@yahoo.com" xlink:type="simple">jujub75@yahoo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team-run-flagstaff/" xlink:type="simple">Team Run Flagstaff</text:a></text:p>
          </table:table-cell>
          <table:table-cell table:style-name="ce3" office:value-type="string" calcext:value-type="string">
            <text:p>flagstaff, AR - 86001</text:p>
          </table:table-cell>
          <table:table-cell table:style-name="ce6" office:value-type="string" calcext:value-type="string">
            <text:p><text:a xlink:href="mailto:info@teamrunflagstaff.com" xlink:type="simple">info@teamrunflagstaff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western-arkansas-runners/" xlink:type="simple">Western Arkansas Runners</text:a></text:p>
          </table:table-cell>
          <table:table-cell table:style-name="ce3" office:value-type="string" calcext:value-type="string">
            <text:p>Fort Smith, AR - 72917-2021</text:p>
          </table:table-cell>
          <table:table-cell table:style-name="ce6" office:value-type="string" calcext:value-type="string">
            <text:p><text:a xlink:href="mailto:sherinic624@gmail.com" xlink:type="simple">sherinic624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melonvine-striders/" xlink:type="simple">Melonvine Striders</text:a></text:p>
          </table:table-cell>
          <table:table-cell table:style-name="ce3" office:value-type="string" calcext:value-type="string">
            <text:p>Hope, AR - 71801-8320</text:p>
          </table:table-cell>
          <table:table-cell table:style-name="ce6" office:value-type="string" calcext:value-type="string">
            <text:p><text:a xlink:href="mailto:still1@sbcglobal.net" xlink:type="simple">still1@sbcglobal.net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rkansas-spa-pacers-association/" xlink:type="simple">Arkansas Spa Pacers Association</text:a></text:p>
          </table:table-cell>
          <table:table-cell table:style-name="ce3" office:value-type="string" calcext:value-type="string">
            <text:p>Hot Springs, AR - 71902-1199</text:p>
          </table:table-cell>
          <table:table-cell table:style-name="ce6" office:value-type="string" calcext:value-type="string">
            <text:p><text:a xlink:href="mailto:jerrywhite1970@gmail.com" xlink:type="simple">jerrywhite1970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hot-legs-road-runners-club/" xlink:type="simple">Hot Legs Road Runners Club</text:a></text:p>
          </table:table-cell>
          <table:table-cell table:style-name="ce3" office:value-type="string" calcext:value-type="string">
            <text:p>Little Rock, AR - 72211-3122</text:p>
          </table:table-cell>
          <table:table-cell table:style-name="ce6" office:value-type="string" calcext:value-type="string">
            <text:p><text:a xlink:href="mailto:hotlegsrunforfun@gmail.com" xlink:type="simple">hotlegsrunforfun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little-rock-roadrunners-club/" xlink:type="simple">Little Rock Roadrunners Club</text:a></text:p>
          </table:table-cell>
          <table:table-cell table:style-name="ce3" office:value-type="string" calcext:value-type="string">
            <text:p>Little Rock, AR - 72221</text:p>
          </table:table-cell>
          <table:table-cell table:style-name="ce6" office:value-type="string" calcext:value-type="string">
            <text:p><text:a xlink:href="mailto:littlerockroadrunners@gmail.com" xlink:type="simple">littlerockroadrunners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rkansas-running-klub/" xlink:type="simple">Arkansas Running Klub</text:a></text:p>
          </table:table-cell>
          <table:table-cell table:style-name="ce3" office:value-type="string" calcext:value-type="string">
            <text:p>Maumelle, AR - 72113</text:p>
          </table:table-cell>
          <table:table-cell table:style-name="ce6" office:value-type="string" calcext:value-type="string">
            <text:p><text:a xlink:href="mailto:arkjoe10@gmail.com" xlink:type="simple">arkjoe10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arkansas-ultra-running-association/" xlink:type="simple">Arkansas Ultra Running Association</text:a></text:p>
          </table:table-cell>
          <table:table-cell table:style-name="ce3" office:value-type="string" calcext:value-type="string">
            <text:p>North Little Rock, AR - 72116-8545</text:p>
          </table:table-cell>
          <table:table-cell table:style-name="ce4" office:value-type="string" calcext:value-type="string">
            <text:p>mverunnergirl@gmail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blue-rose-running/" xlink:type="simple">Blue Rose Running</text:a></text:p>
          </table:table-cell>
          <table:table-cell table:style-name="ce3" office:value-type="string" calcext:value-type="string">
            <text:p>North Little Rock, AR - 72116</text:p>
          </table:table-cell>
          <table:table-cell table:style-name="ce4" office:value-type="string" calcext:value-type="string">
            <text:p>logan@bluerosephysicaltherapy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river-valley-runners-ar-879/" xlink:type="simple">River Valley Runners (AR 879)</text:a></text:p>
          </table:table-cell>
          <table:table-cell table:style-name="ce3" office:value-type="string" calcext:value-type="string">
            <text:p>Russellville, AR - 72811</text:p>
          </table:table-cell>
          <table:table-cell table:style-name="ce6" office:value-type="string" calcext:value-type="string">
            <text:p><text:a xlink:href="mailto:mwwitt01@gmail.com" xlink:type="simple">mwwitt01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searcy-rush/" xlink:type="simple">Searcy Rush</text:a></text:p>
          </table:table-cell>
          <table:table-cell table:style-name="ce3" office:value-type="string" calcext:value-type="string">
            <text:p>Searcy, AR - 72143-7751</text:p>
          </table:table-cell>
          <table:table-cell table:style-name="ce6" office:value-type="string" calcext:value-type="string">
            <text:p><text:a xlink:href="mailto:searcyrush@gmail.com" xlink:type="simple">searcyrush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thunder-mountain-running-club/" xlink:type="simple">Thunder Mountain Running Club</text:a></text:p>
          </table:table-cell>
          <table:table-cell table:style-name="ce3" office:value-type="string" calcext:value-type="string">
            <text:p>Bisbee, AZ - 85603-6222</text:p>
          </table:table-cell>
          <table:table-cell table:style-name="ce6" office:value-type="string" calcext:value-type="string">
            <text:p><text:a xlink:href="mailto:blakely44@msn.com" xlink:type="simple">blakely44@msn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the-rob-krar-ultra-camp/" xlink:type="simple">The Rob Krar Ultra Camp</text:a></text:p>
          </table:table-cell>
          <table:table-cell table:style-name="ce3" office:value-type="string" calcext:value-type="string">
            <text:p>Flagstaff, AZ - 86001-1377</text:p>
          </table:table-cell>
          <table:table-cell table:style-name="ce6" office:value-type="string" calcext:value-type="string">
            <text:p><text:a xlink:href="mailto:rob@robkrar.com" xlink:type="simple">rob@robkrar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phoenix-free-soles/" xlink:type="simple">Phoenix Free Soles</text:a></text:p>
          </table:table-cell>
          <table:table-cell table:style-name="ce3" office:value-type="string" calcext:value-type="string">
            <text:p>Fountain Hills, AZ - 85268-3185</text:p>
          </table:table-cell>
          <table:table-cell table:style-name="ce6" office:value-type="string" calcext:value-type="string">
            <text:p><text:a xlink:href="mailto:bernacchi.brett@gmail.com" xlink:type="simple">bernacchi.brett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chico-track-club-dba-chico-striders/" xlink:type="simple">Chico Track Club DBA Chico Striders</text:a></text:p>
          </table:table-cell>
          <table:table-cell table:style-name="ce3" office:value-type="string" calcext:value-type="string">
            <text:p>Chico, CA - 95926-2648</text:p>
          </table:table-cell>
          <table:table-cell table:style-name="ce6" office:value-type="string" calcext:value-type="string">
            <text:p><text:a xlink:href="mailto:chicostriders@gmail.com" xlink:type="simple">chicostriders@gmail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sierra-trailblazers-running-club/" xlink:type="simple">Sierra Trailblazers Running Club</text:a></text:p>
          </table:table-cell>
          <table:table-cell table:style-name="ce3" office:value-type="string" calcext:value-type="string">
            <text:p>Address:Cedar Ridge, CA - 95924-1811</text:p>
          </table:table-cell>
          <table:table-cell table:style-name="ce6" office:value-type="string" calcext:value-type="string">
            <text:p><text:a xlink:href="mailto:kpietak@ocesd.net" xlink:type="simple">kpietak@ocesd.net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big-sur-marathon-foundation-youth-club/" xlink:type="simple">Big Sur Marathon Foundation Youth Club</text:a></text:p>
          </table:table-cell>
          <table:table-cell table:style-name="ce3" office:value-type="string" calcext:value-type="string">
            <text:p>Carmel, CA - 93922-2620</text:p>
          </table:table-cell>
          <table:table-cell table:style-name="ce6" office:value-type="string" calcext:value-type="string">
            <text:p><text:a xlink:href="mailto:josh@bsim.org" xlink:type="simple">josh@bsim.org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southern-arizona-roadrunners/" xlink:type="simple">Southern Arizona Roadrunners</text:a></text:p>
          </table:table-cell>
          <table:table-cell table:style-name="ce3" office:value-type="string" calcext:value-type="string">
            <text:p>Tucson, AZ - 85728-4215</text:p>
          </table:table-cell>
          <table:table-cell table:style-name="ce6" office:value-type="string" calcext:value-type="string">
            <text:p><text:a xlink:href="mailto:sar_office@yahoo.com" xlink:type="simple">sar_office@yahoo.co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rrca.org/club/team-ibprofun/" xlink:type="simple">Team IBProFUN</text:a></text:p>
          </table:table-cell>
          <table:table-cell table:style-name="ce3" office:value-type="string" calcext:value-type="string">
            <text:p>Bakersfield, CA - 93390</text:p>
          </table:table-cell>
          <table:table-cell table:style-name="ce5" office:value-type="string" calcext:value-type="string">
            <text:p><text:a xlink:href="mailto:teamibprofun@gmail.com" xlink:type="simple">teamibprofun@gmail.com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